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5"/>
    <style:style style:name="P2" style:family="paragraph" style:parent-style-name="Text_20_body" style:list-style-name="L25">
      <style:paragraph-properties fo:margin-top="0cm" fo:margin-bottom="0cm" style:contextual-spacing="false"/>
    </style:style>
    <style:style style:name="P3" style:family="paragraph" style:parent-style-name="Text_20_body" style:list-style-name="L26"/>
    <style:style style:name="P4" style:family="paragraph" style:parent-style-name="Text_20_body" style:list-style-name="L26">
      <style:paragraph-properties fo:margin-top="0cm" fo:margin-bottom="0cm" style:contextual-spacing="false"/>
    </style:style>
    <style:style style:name="P5" style:family="paragraph" style:parent-style-name="Text_20_body" style:list-style-name="L26">
      <style:paragraph-properties fo:margin-top="0cm" fo:margin-bottom="0cm" style:contextual-spacing="false"/>
      <style:text-properties officeooo:paragraph-rsid="001d3569"/>
    </style:style>
    <style:style style:name="P6" style:family="paragraph" style:parent-style-name="Text_20_body" style:list-style-name="L27"/>
    <style:style style:name="P7" style:family="paragraph" style:parent-style-name="Text_20_body" style:list-style-name="L27">
      <style:paragraph-properties fo:margin-top="0cm" fo:margin-bottom="0cm" style:contextual-spacing="false"/>
    </style:style>
    <style:style style:name="P8" style:family="paragraph" style:parent-style-name="Text_20_body" style:list-style-name="L28"/>
    <style:style style:name="P9" style:family="paragraph" style:parent-style-name="Text_20_body" style:list-style-name="L28">
      <style:paragraph-properties fo:margin-top="0cm" fo:margin-bottom="0cm" style:contextual-spacing="false"/>
    </style:style>
    <style:style style:name="P10" style:family="paragraph" style:parent-style-name="Text_20_body" style:list-style-name="L29"/>
    <style:style style:name="P11" style:family="paragraph" style:parent-style-name="Text_20_body" style:list-style-name="L29">
      <style:paragraph-properties fo:margin-top="0cm" fo:margin-bottom="0cm" style:contextual-spacing="false"/>
    </style:style>
    <style:style style:name="P12" style:family="paragraph" style:parent-style-name="Text_20_body" style:list-style-name="L30"/>
    <style:style style:name="P13" style:family="paragraph" style:parent-style-name="Text_20_body" style:list-style-name="L30">
      <style:paragraph-properties fo:margin-top="0cm" fo:margin-bottom="0cm" style:contextual-spacing="false"/>
    </style:style>
    <style:style style:name="P14" style:family="paragraph" style:parent-style-name="Text_20_body" style:list-style-name="L31"/>
    <style:style style:name="P15" style:family="paragraph" style:parent-style-name="Text_20_body" style:list-style-name="L31">
      <style:paragraph-properties fo:margin-top="0cm" fo:margin-bottom="0cm" style:contextual-spacing="false"/>
    </style:style>
    <style:style style:name="P16" style:family="paragraph" style:parent-style-name="Text_20_body" style:list-style-name="L32"/>
    <style:style style:name="P17" style:family="paragraph" style:parent-style-name="Text_20_body" style:list-style-name="L32">
      <style:paragraph-properties fo:margin-top="0cm" fo:margin-bottom="0cm" style:contextual-spacing="false"/>
    </style:style>
    <style:style style:name="P18" style:family="paragraph" style:parent-style-name="Text_20_body" style:list-style-name="L33"/>
    <style:style style:name="P19" style:family="paragraph" style:parent-style-name="Text_20_body" style:list-style-name="L33">
      <style:paragraph-properties fo:margin-top="0cm" fo:margin-bottom="0cm" style:contextual-spacing="false"/>
    </style:style>
    <style:style style:name="P20" style:family="paragraph" style:parent-style-name="Text_20_body" style:list-style-name="L34">
      <style:paragraph-properties fo:margin-top="0cm" fo:margin-bottom="0cm" style:contextual-spacing="false"/>
    </style:style>
    <style:style style:name="P21" style:family="paragraph" style:parent-style-name="Text_20_body" style:list-style-name="L34">
      <style:text-properties officeooo:paragraph-rsid="001d3569"/>
    </style:style>
    <style:style style:name="P22" style:family="paragraph" style:parent-style-name="Text_20_body" style:list-style-name="L35"/>
    <style:style style:name="P23" style:family="paragraph" style:parent-style-name="Text_20_body" style:list-style-name="L35">
      <style:paragraph-properties fo:margin-top="0cm" fo:margin-bottom="0cm" style:contextual-spacing="false"/>
    </style:style>
    <style:style style:name="P24" style:family="paragraph" style:parent-style-name="Text_20_body" style:list-style-name="L36">
      <style:paragraph-properties fo:margin-top="0cm" fo:margin-bottom="0cm" style:contextual-spacing="false"/>
    </style:style>
    <style:style style:name="P25" style:family="paragraph" style:parent-style-name="Text_20_body" style:list-style-name="L37"/>
    <style:style style:name="P26" style:family="paragraph" style:parent-style-name="Text_20_body" style:list-style-name="L37">
      <style:paragraph-properties fo:margin-top="0cm" fo:margin-bottom="0cm" style:contextual-spacing="false"/>
    </style:style>
    <style:style style:name="P27" style:family="paragraph" style:parent-style-name="Text_20_body" style:list-style-name="L38"/>
    <style:style style:name="P28" style:family="paragraph" style:parent-style-name="Text_20_body" style:list-style-name="L38">
      <style:paragraph-properties fo:margin-top="0cm" fo:margin-bottom="0cm" style:contextual-spacing="false"/>
    </style:style>
    <style:style style:name="P29" style:family="paragraph" style:parent-style-name="Text_20_body" style:list-style-name="L39"/>
    <style:style style:name="P30" style:family="paragraph" style:parent-style-name="Text_20_body" style:list-style-name="L39">
      <style:paragraph-properties fo:margin-top="0cm" fo:margin-bottom="0cm" style:contextual-spacing="false"/>
    </style:style>
    <style:style style:name="P31" style:family="paragraph" style:parent-style-name="Text_20_body" style:list-style-name="L40">
      <style:paragraph-properties fo:margin-top="0cm" fo:margin-bottom="0cm" style:contextual-spacing="false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1d3569"/>
    </style:style>
    <style:style style:name="T1" style:family="text">
      <style:text-properties officeooo:rsid="001d3569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d3569"/>
    </style:style>
    <style:style style:name="T4" style:family="text">
      <style:text-properties officeooo:rsid="001fa58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versità di Pavia</text:h>
      <text:h text:style-name="Heading_20_3" text:outline-level="3">Anno accademico 202<text:span text:style-name="T1">3</text:span>/202<text:span text:style-name="T1">4</text:span></text:h>
      <text:h text:style-name="Heading_20_3" text:outline-level="3">Corso di programmazione a oggetti e ingegneria del software</text:h>
      <text:h text:style-name="Heading_20_2" text:outline-level="2">Documento di progettazione</text:h>
      <text:h text:style-name="Heading_20_3" text:outline-level="3">Progetto <text:span text:style-name="T1">P22</text:span></text:h>
      <text:p text:style-name="Horizontal_20_Line"/>
      <text:h text:style-name="Heading_20_3" text:outline-level="3">Gruppo Splash</text:h>
      <text:h text:style-name="Heading_20_4" text:outline-level="4">Autori</text:h>
      <text:list text:style-name="L25">
        <text:list-header>
          <text:p text:style-name="P2"/>
        </text:list-header>
        <text:list-item>
          <text:p text:style-name="P2">Andrea Piani</text:p>
        </text:list-item>
        <text:list-item>
          <text:p text:style-name="P2">Raffaele Cammi</text:p>
        </text:list-item>
        <text:list-item>
          <text:p text:style-name="P1">Riccardo Braga</text:p>
        </text:list-item>
      </text:list>
      <text:p text:style-name="Horizontal_20_Line"/>
      <text:h text:style-name="Heading_20_3" text:outline-level="3">Indice</text:h>
      <text:list text:style-name="L26">
        <text:list-item>
          <text:p text:style-name="P5">Introduzione </text:p>
        </text:list-item>
      </text:list>
      <text:p text:style-name="P32"><text:tab/>1.1 Scopo del documento </text:p>
      <text:list text:continue-numbering="true" text:style-name="L26">
        <text:list-header>
          <text:p text:style-name="P5">1.2 Scopo del prodotto </text:p>
          <text:p text:style-name="P5">1.3 Definizioni, acronimi e abbreviazioni </text:p>
        </text:list-header>
      </text:list>
      <text:p text:style-name="P32"><text:tab/>1.3.1 Definizioni del sistema</text:p>
      <text:p text:style-name="P32"><text:tab/>1.3.2 Acronimi</text:p>
      <text:p text:style-name="P32"><text:tab/>1.4 Riferimenti</text:p>
      <text:p text:style-name="P32"><text:tab/>1.5 Descrizione del resto del documento</text:p>
      <text:list text:continue-numbering="true" text:style-name="L26">
        <text:list-item>
          <text:p text:style-name="P5">Descrizione generale </text:p>
          <text:p text:style-name="P5">2.1 Descrizione dell’applicazione </text:p>
          <text:p text:style-name="P5">2.2 Architettura del sistema </text:p>
          <text:p text:style-name="P5">2.2.1 Funzionalità principali </text:p>
          <text:p text:style-name="P5">2.2.2 Moduli di sistema </text:p>
          <text:p text:style-name="P5">2.3 Attori del sistema </text:p>
          <text:p text:style-name="P5">2.3.1 Cliente </text:p>
          <text:p text:style-name="P5">2.3.2 Ristorante</text:p>
        </text:list-item>
        <text:list-item>
          <text:p text:style-name="P5">Requisiti specifici </text:p>
          <text:p text:style-name="P5">3.1 Requisiti funzionali </text:p>
          <text:p text:style-name="P5">3.1.1 Gestione dell'account utente </text:p>
          <text:p text:style-name="P5">3.1.2 Localizzazione e selezione dei ristoranti </text:p>
          <text:p text:style-name="P5">3.1.3 Creazione e gestione degli ordini </text:p>
          <text:p text:style-name="P5">3.1.4 Gestione dei pagamenti </text:p>
          <text:p text:style-name="P5"><text:soft-page-break/>3.2 Requisiti non funzionali </text:p>
          <text:p text:style-name="P5">3.2.1 Requisiti di usabilità </text:p>
          <text:p text:style-name="P5">3.2.2 Requisiti di efficienza </text:p>
          <text:p text:style-name="P5">3.2.3 Requisiti di affidabilità </text:p>
          <text:p text:style-name="P5">3.3 Altri requisiti </text:p>
          <text:p text:style-name="P5">3.4 Specifiche delle interfacce </text:p>
          <text:p text:style-name="P5">3.5 Casi d’uso</text:p>
        </text:list-item>
        <text:list-item>
          <text:p text:style-name="P4">Appendici</text:p>
        </text:list-item>
        <text:list-item>
          <text:p text:style-name="P3">Allegati</text:p>
        </text:list-item>
      </text:list>
      <text:p text:style-name="Horizontal_20_Line"/>
      <text:h text:style-name="Heading_20_2" text:outline-level="2">1. Introduzione</text:h>
      <text:h text:style-name="Heading_20_3" text:outline-level="3">1.1 Scopo del documento</text:h>
      <text:p text:style-name="Text_20_body">Lo scopo del presente documento è quello di fornire una visione completa della progettazione del sistema per l'applicazione di ordinazione del cibo online "FoodOnline", descrivendo dettagliatamente tutte le fasi di realizzazione e i requisiti necessari per l'implementazione.</text:p>
      <text:h text:style-name="Heading_20_3" text:outline-level="3">1.2 Scopo del prodotto</text:h>
      <text:p text:style-name="Text_20_body">Il prodotto mira a digitalizzare e facilitare il processo di ordinazione del cibo, permettendo ai clienti di registrarsi, accedere, selezionare ristoranti basati sulla posizione, effettuare ordini e pagare online, con conseguente consegna a domicilio.</text:p>
      <text:h text:style-name="Heading_20_3" text:outline-level="3">1.3 Definizioni, acronimi e abbreviazioni</text:h>
      <text:h text:style-name="Heading_20_4" text:outline-level="4">1.3.1 Definizioni del sistema</text:h>
      <text:list text:style-name="L27">
        <text:list-item>
          <text:p text:style-name="P7"><text:span text:style-name="Strong_20_Emphasis">Applicazione (App):</text:span> Software utilizzato dai clienti e dai ristoranti per gestire ordini di cibo online.</text:p>
        </text:list-item>
        <text:list-item>
          <text:p text:style-name="P7"><text:span text:style-name="Strong_20_Emphasis">Cliente:</text:span> Utente che utilizza l'applicazione per ordinare cibo.</text:p>
        </text:list-item>
        <text:list-item>
          <text:p text:style-name="P7"><text:span text:style-name="Strong_20_Emphasis">Ristorante:</text:span> Utente che utilizza l'applicazione per ricevere e gestire ordini di cibo.</text:p>
        </text:list-item>
        <text:list-item>
          <text:p text:style-name="P7"><text:span text:style-name="Strong_20_Emphasis">Ordine:</text:span> Richiesta effettuata dal cliente per l'acquisto di cibo da un ristorante.</text:p>
        </text:list-item>
        <text:list-item>
          <text:p text:style-name="P7"><text:span text:style-name="Strong_20_Emphasis">Consegna:</text:span> Il processo di trasporto del cibo dal ristorante al cliente.</text:p>
        </text:list-item>
        <text:list-item>
          <text:p text:style-name="P6"><text:span text:style-name="Strong_20_Emphasis">Pagamento:</text:span> Transazione monetaria effettuata dal cliente per l'ordine.</text:p>
        </text:list-item>
      </text:list>
      <text:h text:style-name="Heading_20_4" text:outline-level="4">1.3.2 Acronimi</text:h>
      <text:list text:style-name="L28">
        <text:list-item>
          <text:p text:style-name="P9"><text:span text:style-name="Strong_20_Emphasis">DBMS:</text:span> Database Management System</text:p>
        </text:list-item>
        <text:list-item>
          <text:p text:style-name="P9"><text:span text:style-name="Strong_20_Emphasis">GUI:</text:span> Graphical User Interface</text:p>
        </text:list-item>
        <text:list-item>
          <text:p text:style-name="P8"><text:span text:style-name="Strong_20_Emphasis">API:</text:span> Application Programming Interface</text:p>
        </text:list-item>
      </text:list>
      <text:h text:style-name="Heading_20_3" text:outline-level="3">1.4 Riferimenti</text:h>
      <text:list text:style-name="L29">
        <text:list-item>
          <text:p text:style-name="P11">Manuale utente per "FoodOnline"</text:p>
        </text:list-item>
        <text:list-item>
          <text:p text:style-name="P10">Documentazione tecnica di implementazione</text:p>
        </text:list-item>
      </text:list>
      <text:h text:style-name="Heading_20_3" text:outline-level="3"><text:soft-page-break/>1.5 Descrizione del resto del documento</text:h>
      <text:p text:style-name="Text_20_body">La prima parte del documento espone la descrizione generale del sistema e raccoglie i requisiti funzionali e non funzionali. La seconda parte fornisce i dettagli tecnici, i casi d'uso e gli allegati utili per una comprensione completa del progetto.</text:p>
      <text:p text:style-name="Horizontal_20_Line"/>
      <text:h text:style-name="Heading_20_2" text:outline-level="2">2. Descrizione generale</text:h>
      <text:h text:style-name="Heading_20_3" text:outline-level="3">2.1 Descrizione dell’applicazione</text:h>
      <text:p text:style-name="Text_20_body">"FoodOnline" è un'applicazione progettata per permettere ai clienti di ordinare cibo dai ristoranti locali. L'app permette ai clienti di registrarsi, accedere, selezionare ristoranti basati sulla loro posizione, creare ordini e pagare online, con opzioni di consegna a domicilio.</text:p>
      <text:h text:style-name="Heading_20_3" text:outline-level="3">2.2 Architettura del sistema</text:h>
      <text:h text:style-name="Heading_20_4" text:outline-level="4">2.2.1 Funzionalità principali</text:h>
      <text:list text:style-name="L30">
        <text:list-item>
          <text:p text:style-name="P13"><text:span text:style-name="Strong_20_Emphasis">Registrazione e accesso utenti</text:span></text:p>
        </text:list-item>
        <text:list-item>
          <text:p text:style-name="P13"><text:span text:style-name="Strong_20_Emphasis">Localizzazione dei ristoranti</text:span></text:p>
        </text:list-item>
        <text:list-item>
          <text:p text:style-name="P13"><text:span text:style-name="Strong_20_Emphasis">Gestione degli ordini</text:span></text:p>
        </text:list-item>
        <text:list-item>
          <text:p text:style-name="P13"><text:span text:style-name="Strong_20_Emphasis">Pagamenti online</text:span></text:p>
        </text:list-item>
        <text:list-item>
          <text:p text:style-name="P12"><text:span text:style-name="Strong_20_Emphasis">Consegna del cibo</text:span></text:p>
        </text:list-item>
      </text:list>
      <text:h text:style-name="Heading_20_4" text:outline-level="4">2.2.2 Moduli di sistema</text:h>
      <text:list text:style-name="L31">
        <text:list-item>
          <text:p text:style-name="P15"><text:span text:style-name="Strong_20_Emphasis">Modulo Cliente:</text:span> Gestisce la registrazione, l'accesso, la selezione dei ristoranti e la creazione degli ordini.</text:p>
        </text:list-item>
        <text:list-item>
          <text:p text:style-name="P15"><text:span text:style-name="Strong_20_Emphasis">Modulo Ristorante:</text:span> Permette ai ristoranti di gestire i loro profili, ricevere e processare ordini.</text:p>
        </text:list-item>
        <text:list-item>
          <text:p text:style-name="P15"><text:span text:style-name="Strong_20_Emphasis">Modulo Pagamenti:</text:span> Gestisce le transazioni finanziarie tra clienti e ristoranti.</text:p>
        </text:list-item>
        <text:list-item>
          <text:p text:style-name="P14"><text:span text:style-name="Strong_20_Emphasis">Modulo Consegne:</text:span> Coordina la consegna del cibo dagli ristoranti ai clienti.</text:p>
        </text:list-item>
      </text:list>
      <text:h text:style-name="Heading_20_3" text:outline-level="3">2.3 Attori del sistema</text:h>
      <text:h text:style-name="Heading_20_4" text:outline-level="4">2.3.1 Cliente</text:h>
      <text:p text:style-name="Text_20_body">Il cliente utilizza l'applicazione per registrarsi, accedere, selezionare ristoranti, effettuare ordini e pagare online. L'obbiettivo del cliente è ottenere cibo a domicilio in modo facile e veloce.</text:p>
      <text:h text:style-name="Heading_20_4" text:outline-level="4">2.3.2 Ristorante</text:h>
      <text:p text:style-name="Text_20_body">Il ristorante utilizza l'applicazione per gestire il proprio profilo, ricevere e processare ordini dai clienti, e organizzare la consegna del cibo. L'obbiettivo del ristorante è aumentare le vendite e migliorare la gestione degli ordini.</text:p>
      <text:p text:style-name="Horizontal_20_Line"/>
      <text:h text:style-name="Heading_20_2" text:outline-level="2"><text:soft-page-break/>3. Requisiti specifici</text:h>
      <text:h text:style-name="Heading_20_3" text:outline-level="3">3.1 Requisiti funzionali</text:h>
      <text:h text:style-name="Heading_20_4" text:outline-level="4">3.1.1 Gestione dell'account utente</text:h>
      <text:list text:style-name="L32">
        <text:list-item>
          <text:p text:style-name="P17"><text:span text:style-name="Strong_20_Emphasis">Registrazione cliente:</text:span> Il sistema deve permettere ai nuovi utenti di registrarsi creando un profilo con username e password (RF1).</text:p>
        </text:list-item>
        <text:list-item>
          <text:p text:style-name="P17"><text:span text:style-name="Strong_20_Emphasis">Accesso cliente:</text:span> Il sistema deve permettere ai clienti registrati di accedere utilizzando le loro credenziali (RF2).</text:p>
        </text:list-item>
        <text:list-item>
          <text:p text:style-name="P16"><text:span text:style-name="Strong_20_Emphasis">Gestione profilo cliente:</text:span> Il sistema deve permettere ai clienti di aggiornare i propri dati personali (RF3). <text:s/></text:p>
        </text:list-item>
      </text:list>
      <text:h text:style-name="Heading_20_4" text:outline-level="4">3.1.2 Localizzazione e selezione dei ristoranti</text:h>
      <text:list text:style-name="L33">
        <text:list-item>
          <text:p text:style-name="P19"><text:span text:style-name="Strong_20_Emphasis">Ricerca ristoranti:</text:span> Il sistema deve permettere ai clienti di cercare ristoranti in base alla loro posizione (RF4).</text:p>
        </text:list-item>
        <text:list-item>
          <text:p text:style-name="P18"><text:span text:style-name="Strong_20_Emphasis">Visualizzazione menù:</text:span> Il sistema deve permettere ai clienti di visualizzare il menù dei ristoranti disponibili (RF5).</text:p>
        </text:list-item>
      </text:list>
      <text:h text:style-name="Heading_20_4" text:outline-level="4">3.1.3 Creazione e gestione degli ordini</text:h>
      <text:list text:style-name="L34">
        <text:list-item>
          <text:p text:style-name="P20"><text:span text:style-name="Strong_20_Emphasis">Creazione ordine:</text:span> Il sistema deve permettere ai clienti di creare un ordine selezionando articoli dal menù del ristorante (RF6).</text:p>
        </text:list-item>
        <text:list-item>
          <text:p text:style-name="P20"><text:span text:style-name="Strong_20_Emphasis">Modifica ordine:</text:span> Il sistema deve permettere ai clienti di modificare o cancellare un ordine prima della conferma finale (RF7).</text:p>
        </text:list-item>
        <text:list-item>
          <text:p text:style-name="P21"><text:span text:style-name="Strong_20_Emphasis">Visualizzazione stato ordine:</text:span> Il sistema deve permettere ai clienti di visualizzare lo stato del loro ordine (RF8). </text:p>
        </text:list-item>
      </text:list>
      <text:h text:style-name="Heading_20_4" text:outline-level="4">3.1.4 Gestione dei pagamenti</text:h>
      <text:list text:style-name="L35">
        <text:list-item>
          <text:p text:style-name="P23"><text:span text:style-name="Strong_20_Emphasis">Pagamento online:</text:span> Il sistema deve permettere ai clienti di pagare online utilizzando diversi metodi di pagamento (RF9).</text:p>
        </text:list-item>
        <text:list-item>
          <text:p text:style-name="P22"><text:span text:style-name="Strong_20_Emphasis">Conferma pagamento:</text:span> Il sistema deve confermare l'avvenuto pagamento e notificare il ristorante dell'ordine pagato (RF10).</text:p>
        </text:list-item>
      </text:list>
      <text:h text:style-name="Heading_20_3" text:outline-level="3">3.2 Requisiti non funzionali</text:h>
      <text:h text:style-name="Heading_20_4" text:outline-level="4">3.2.1 Requisiti di usabilità</text:h>
      <text:p text:style-name="Text_20_body">Il prodotto dovrà essere di facile utilizzo per tutti gli utenti, con un'interfaccia grafica semplice e intuitiva.</text:p>
      <text:h text:style-name="Heading_20_4" text:outline-level="4">3.2.2 Requisiti di efficienza</text:h>
      <text:p text:style-name="Text_20_body">Il sistema dovrà rispondere velocemente ai comandi degli utenti e gestire efficacemente le risorse hardware e software disponibili.</text:p>
      <text:h text:style-name="Heading_20_4" text:outline-level="4">3.2.3 Requisiti di affidabilità</text:h>
      <text:p text:style-name="Text_20_body">Il sistema deve garantire che le operazioni riguardanti il database e i pagamenti siano effettuate in modo affidabile e sicuro, minimizzando il rischio di perdita di dati.</text:p>
      <text:h text:style-name="Heading_20_3" text:outline-level="3"><text:soft-page-break/>3.3 Altri requisiti</text:h>
      <text:list text:style-name="L36">
        <text:list-item>
          <text:p text:style-name="P24"><text:span text:style-name="Strong_20_Emphasis">Compatibilità:</text:span> Il sistema deve essere compatibile con i principali sistemi operativi e dispositivi mobili.</text:p>
        </text:list-item>
      </text:list>
      <text:h text:style-name="Heading_20_3" text:outline-level="3">3.4 Specifiche delle interfacce</text:h>
      <text:list text:style-name="L37">
        <text:list-item>
          <text:p text:style-name="P26"><text:span text:style-name="Strong_20_Emphasis">Interfaccia utente:</text:span> L'interfaccia grafica deve essere intuitiva e facile da navigare, con chiari punti di accesso alle funzionalità principali.</text:p>
        </text:list-item>
        <text:list-item>
          <text:p text:style-name="P25"><text:span text:style-name="Strong_20_Emphasis">API:</text:span> L'API deve permettere l'integrazione con sistemi di pagamento e servizi di localizzazione.</text:p>
        </text:list-item>
      </text:list>
      <text:h text:style-name="Heading_20_3" text:outline-level="3">3.5 Casi d’uso</text:h>
      <text:list text:style-name="L38">
        <text:list-item>
          <text:p text:style-name="P28"><text:span text:style-name="Strong_20_Emphasis">Registrazione e accesso cliente</text:span></text:p>
        </text:list-item>
        <text:list-item>
          <text:p text:style-name="P28"><text:span text:style-name="Strong_20_Emphasis">Ricerca ristoranti e visualizzazione menù</text:span></text:p>
        </text:list-item>
        <text:list-item>
          <text:p text:style-name="P28"><text:span text:style-name="Strong_20_Emphasis">Creazione e gestione ordine</text:span></text:p>
        </text:list-item>
        <text:list-item>
          <text:p text:style-name="P28"><text:span text:style-name="Strong_20_Emphasis">Pagamento e conferma ordine</text:span></text:p>
        </text:list-item>
        <text:list-item>
          <text:p text:style-name="P27"><text:span text:style-name="Strong_20_Emphasis">Gestione profilo cliente</text:span></text:p>
        </text:list-item>
      </text:list>
      <text:p text:style-name="Horizontal_20_Line"/>
      <text:h text:style-name="Heading_20_2" text:outline-level="2">4. Appendici</text:h>
      <text:list text:style-name="L39">
        <text:list-item>
          <text:p text:style-name="P30"><text:span text:style-name="Strong_20_Emphasis">Appendice A:</text:span> Diagrammi UML</text:p>
        </text:list-item>
        <text:list-item>
          <text:p text:style-name="P29"><text:span text:style-name="Strong_20_Emphasis">Appendice B:</text:span> <text:span text:style-name="T1">Diagrammi delle sequenze</text:span></text:p>
        </text:list-item>
      </text:list>
      <text:p text:style-name="Horizontal_20_Line"/>
      <text:h text:style-name="Heading_20_2" text:outline-level="2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7:56:49.819000000</meta:creation-date>
    <dc:date>2024-06-15T13:59:20.226000000</dc:date>
    <meta:editing-duration>PT3H2M3S</meta:editing-duration>
    <meta:editing-cycles>3</meta:editing-cycles>
    <meta:generator>LibreOffice/7.6.3.2$Windows_X86_64 LibreOffice_project/29d686fea9f6705b262d369fede658f824154cc0</meta:generator>
    <meta:document-statistic meta:table-count="0" meta:image-count="0" meta:object-count="0" meta:page-count="5" meta:paragraph-count="122" meta:word-count="960" meta:character-count="6600" meta:non-whitespace-character-count="5779"/>
  </office:meta>
</office:document-meta>
</file>